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23ec3" officeooo:paragraph-rsid="003e4239"/>
    </style:style>
    <style:style style:name="P4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5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6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7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8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9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10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1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2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 fo:background-color="#ffff00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ebd1" officeooo:paragraph-rsid="01f5abdc" fo:background-color="#ffff00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3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b3398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298702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2172572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2172572" style:font-style-asian="normal" style:font-style-complex="normal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21917bb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21d9dba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5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39d1e3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65" style:family="paragraph" style:parent-style-name="Heading_20_1">
      <style:paragraph-properties fo:text-align="center" style:justify-single-word="false"/>
    </style:style>
    <style:style style:name="P66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67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1b77d"/>
    </style:style>
    <style:style style:name="T21" style:family="text">
      <style:text-properties officeooo:rsid="01b2f7d5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1b67eef"/>
    </style:style>
    <style:style style:name="T25" style:family="text">
      <style:text-properties officeooo:rsid="01b920d3"/>
    </style:style>
    <style:style style:name="T26" style:family="text">
      <style:text-properties officeooo:rsid="01bae22a"/>
    </style:style>
    <style:style style:name="T27" style:family="text">
      <style:text-properties officeooo:rsid="01be128d"/>
    </style:style>
    <style:style style:name="T28" style:family="text">
      <style:text-properties officeooo:rsid="01ea32c0"/>
    </style:style>
    <style:style style:name="T29" style:family="text">
      <style:text-properties officeooo:rsid="01f840b2"/>
    </style:style>
    <style:style style:name="T30" style:family="text">
      <style:text-properties officeooo:rsid="01f9d13d"/>
    </style:style>
    <style:style style:name="T31" style:family="text">
      <style:text-properties officeooo:rsid="01fb7696"/>
    </style:style>
    <style:style style:name="T32" style:family="text">
      <style:text-properties officeooo:rsid="01ff9be8"/>
    </style:style>
    <style:style style:name="T33" style:family="text">
      <style:text-properties officeooo:rsid="0202a82d"/>
    </style:style>
    <style:style style:name="T34" style:family="text">
      <style:text-properties officeooo:rsid="02041dc8"/>
    </style:style>
    <style:style style:name="T35" style:family="text">
      <style:text-properties officeooo:rsid="0205c151"/>
    </style:style>
    <style:style style:name="T36" style:family="text">
      <style:text-properties officeooo:rsid="0208e049"/>
    </style:style>
    <style:style style:name="T37" style:family="text">
      <style:text-properties officeooo:rsid="020a3d15"/>
    </style:style>
    <style:style style:name="T38" style:family="text">
      <style:text-properties officeooo:rsid="02100c61"/>
    </style:style>
    <style:style style:name="T39" style:family="text">
      <style:text-properties officeooo:rsid="0210db72"/>
    </style:style>
    <style:style style:name="T40" style:family="text">
      <style:text-properties officeooo:rsid="02115bd8"/>
    </style:style>
    <style:style style:name="T41" style:family="text">
      <style:text-properties officeooo:rsid="021209a0"/>
    </style:style>
    <style:style style:name="T42" style:family="text">
      <style:text-properties officeooo:rsid="02136901"/>
    </style:style>
    <style:style style:name="T43" style:family="text">
      <style:text-properties officeooo:rsid="02142096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3a92e7" style:font-style-asian="normal" style:font-style-complex="normal"/>
    </style:style>
    <style:style style:name="T46" style:family="text">
      <style:text-properties fo:font-style="normal" officeooo:rsid="021a2504" style:font-style-asian="normal" style:font-style-complex="normal"/>
    </style:style>
    <style:style style:name="T47" style:family="text">
      <style:text-properties fo:font-style="normal" fo:background-color="#ffff00" loext:char-shading-value="0" style:font-style-asian="normal" style:font-style-complex="normal"/>
    </style:style>
    <style:style style:name="T48" style:family="text">
      <style:text-properties officeooo:rsid="021917bb"/>
    </style:style>
    <style:style style:name="T49" style:family="text">
      <style:text-properties officeooo:rsid="021a2504"/>
    </style:style>
    <style:style style:name="T50" style:family="text">
      <style:text-properties officeooo:rsid="021b3398"/>
    </style:style>
    <style:style style:name="T51" style:family="text">
      <style:text-properties officeooo:rsid="021cbee4"/>
    </style:style>
    <style:style style:name="T52" style:family="text">
      <style:text-properties officeooo:rsid="021d9dba"/>
    </style:style>
    <style:style style:name="T53" style:family="text">
      <style:text-properties officeooo:rsid="0226fa49"/>
    </style:style>
    <style:style style:name="T54" style:family="text">
      <style:text-properties officeooo:rsid="02288497"/>
    </style:style>
    <style:style style:name="T55" style:family="text">
      <style:text-properties officeooo:rsid="0229de7e"/>
    </style:style>
    <style:style style:name="T56" style:family="text">
      <style:text-properties officeooo:rsid="0229ff47"/>
    </style:style>
    <style:style style:name="T57" style:family="text">
      <style:text-properties officeooo:rsid="022cc65b"/>
    </style:style>
    <style:style style:name="T58" style:family="text">
      <style:text-properties officeooo:rsid="0230aa03"/>
    </style:style>
    <style:style style:name="T59" style:family="text">
      <style:text-properties officeooo:rsid="023261c2"/>
    </style:style>
    <style:style style:name="T60" style:family="text">
      <style:text-properties officeooo:rsid="023761d7"/>
    </style:style>
    <style:style style:name="T61" style:family="text">
      <style:text-properties officeooo:rsid="0239b67c"/>
    </style:style>
    <style:style style:name="T62" style:family="text">
      <style:text-properties officeooo:rsid="023ce0d4"/>
    </style:style>
    <style:style style:name="T63" style:family="text">
      <style:text-properties officeooo:rsid="02403a96"/>
    </style:style>
    <style:style style:name="T64" style:family="text">
      <style:text-properties officeooo:rsid="02415db1"/>
    </style:style>
    <style:style style:name="T65" style:family="text">
      <style:text-properties officeooo:rsid="024342c7"/>
    </style:style>
    <style:style style:name="T66" style:family="text">
      <style:text-properties officeooo:rsid="024638d3"/>
    </style:style>
    <style:style style:name="T67" style:family="text">
      <style:text-properties officeooo:rsid="024c971b"/>
    </style:style>
    <style:style style:name="T68" style:family="text">
      <style:text-properties officeooo:rsid="02523688"/>
    </style:style>
    <style:style style:name="T69" style:family="text">
      <style:text-properties officeooo:rsid="025802c7"/>
    </style:style>
    <style:style style:name="T70" style:family="text">
      <style:text-properties officeooo:rsid="02581e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5" text:outline-level="1">Семь вечностей</text:h>
      <text:p text:style-name="P12">(утихающее безумие. <text:span text:style-name="T28">Трэш, Содом и Гоморра.</text:span></text:p>
      <text:p text:style-name="P12"><text:span text:style-name="T32">Присутствуют отсылки к другим фикам. К каким – не скажу, не упомню уже. Всё перемешалось в голове моей</text:span>)</text:p>
      <text:p text:style-name="P1"/>
      <text:h text:style-name="P67" text:outline-level="2">I</text:h>
      <text:p text:style-name="P3"/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4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5"><text:span text:style-name="T6">Грымза </text:span>удовлетворительно кивнула и направилась к выходу.</text:p>
      <text:p text:style-name="P6"/>
      <text:p text:style-name="P6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6"/>
      <text:p text:style-name="P9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7"/>
      <text:p text:style-name="P7"><text:soft-page-break/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8"/>
      <text:p text:style-name="P8"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8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8"/>
      <text:p text:style-name="P10">Вооот тааак...</text:p>
      <text:p text:style-name="P8"/>
      <text:p text:style-name="P10">Я, наверное, единственный человек в мире, умеющий блевать бесшумно.</text:p>
      <text:p text:style-name="P10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1"/>
      <text:p text:style-name="P13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4"/>
      <text:p text:style-name="P15">***</text:p>
      <text:p text:style-name="P27"><text:a xlink:type="simple" xlink:href="https://www.youtube.com/watch?v=rvk5D1iI2LA" text:style-name="Internet_20_link" text:visited-style-name="Visited_20_Internet_20_Link">https://www.youtube.com/watch?v=rvk5D1iI2LA</text:a></text:p>
      <text:h text:style-name="P66" text:outline-level="1">Mark Knopfler - Marbletown - Córdoba 2010 </text:h>
      <text:p text:style-name="P27"/>
      <text:p text:style-name="P16"><text:span text:style-name="T17">Джет</text:span> нетерпеливо <text:span text:style-name="T16">толкала</text:span> меня <text:span text:style-name="T16">копытом в</text:span> плечо.</text:p>
      <text:p text:style-name="P16">- <text:span text:style-name="T17">Хум</text:span>, вставай! <text:span text:style-name="T17">Хум! Пора собираться! Хум… Хуман!!!</text:span></text:p>
      <text:p text:style-name="P17">Последний толчок был больше похож на <text:span text:style-name="T18">пинок. Я со стоном разлепил веки.</text:span></text:p>
      <text:p text:style-name="P18"/>
      <text:p text:style-name="P18"><text:span text:style-name="T21">Поняха</text:span> прыгала вокруг меня в нетерпении, бросая скомкан<text:span text:style-name="T24">ые</text:span> <text:span text:style-name="T24">шмотки</text:span> в <text:span text:style-name="T33">мешок</text:span> и утрамбовывая <text:span text:style-name="T24">их</text:span> задними ногами. <text:span text:style-name="T19">Солнечные зайчики едва поспевали за ней, осыпая весёлыми искрами её рыжую шёрстку.</text:span></text:p>
      <text:p text:style-name="P18"/>
      <text:p text:style-name="P18">- <text:span text:style-name="T26">Они приближаются! Я слышала их горн</text:span><text:span text:style-name="T22">!</text:span><text:span text:style-name="T21"> Надо убираться отсюда!</text:span></text:p>
      <text:p text:style-name="P16"/>
      <text:p text:style-name="P19">Последнюю порцию барахла Джет утрамбовала, с размаху усевшись на <text:span text:style-name="T33">мешок</text:span>. Тот жалобно скрипнул.</text:p>
      <text:p text:style-name="P19"/>
      <text:p text:style-name="P19">- <text:span text:style-name="T25">Да вставай же!</text:span></text:p>
      <text:p text:style-name="P20"><text:soft-page-break/>Не дождавшись, Джет нетерпеливо прыгнула ко мне и, поддев мордой, перевела в сидячее положение.</text:p>
      <text:p text:style-name="P20"><text:span text:style-name="T33">Мешок</text:span>, облегчённо крякнув, вывалил половину содержимого на землю.</text:p>
      <text:p text:style-name="P20"/>
      <text:p text:style-name="P21">Две недели! Две грёбаные недели мы скрытно пробираемся к <text:span text:style-name="T29">проклятому лесу</text:span>, как какие-то <text:span text:style-name="T27">беглые каторжники</text:span>. <text:span text:style-name="T30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26">Со старым Дрогоном шутки плохи – всё чаще по дороге нам встречаются обглоданные кости и разгрызенные черепа. <text:span text:style-name="T31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28"/>
      <text:p text:style-name="P28">Но самое опасное – даже не сам Дрогон. <text:span text:style-name="T39">Нееет, чешуйчатый самовар вылетает из логова</text:span> <text:span text:style-name="T35">на охоту раз в неделю, строго по расписанию. И если затаиться в этот день и не показывать носа из убежища, можно потом неделю не <text:s/>опасаться, что тебя сожрёт мифическое, но оттого не менее прожорливое чудовище.</text:span></text:p>
      <text:p text:style-name="P28"/>
      <text:p text:style-name="P31">За нами. Гонятся. Чёртовы. Чокнутые. Пони.</text:p>
      <text:p text:style-name="P29"/>
      <text:p text:style-name="P29">Если бы <text:span text:style-name="T35">я</text:span> когда-нибудь <text:span text:style-name="T39">узнал</text:span>, что <text:span text:style-name="T34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32">Вот только шуточка встала бы <text:span text:style-name="T38">мне </text:span>поперёк горла, если б я знал, что <text:span text:style-name="T39">этот </text:span>вождь верховодит табуном агрессивных мускулистых битюгов, а дочурка <text:span text:style-name="T37">его </text:span>– <text:span text:style-name="T36">жопастая белобрысая кобыла с переплетенными ленточкой косич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3"/>
      <text:p text:style-name="P34">Ну вот кто заставил тебя улыбнуться Дейдре, Хуман? Ведь всё так неплохо шло…</text:p>
      <text:p text:style-name="P34"/>
      <text:p text:style-name="P36">***</text:p>
      <text:p text:style-name="P34"/>
      <text:p text:style-name="P34">- Да ты совсем чокнулась, коняга долбанутая! - заорал я, как только <text:span text:style-name="T41">вынырнул</text:span>, - я же мог разбиться!!!</text:p>
      <text:p text:style-name="P34">- Ты хочешь сказать, что сгореть было бы лучшим вариантом? - <text:span text:style-name="T41">пегаска, пошатываясь, вышла из воды и</text:span> устало растяну<text:span text:style-name="T41">лась</text:span> на берегу. - <text:span text:style-name="T40">Я же не дала нам погибнуть, видишь. У меня всё под контролем.</text:span></text:p>
      <text:p text:style-name="P34">- <text:span text:style-name="T40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34"/>
      <text:p text:style-name="P38">Пегаска <text:span text:style-name="T49">сникла.</text:span></text:p>
      <text:p text:style-name="P37">- Не могла…</text:p>
      <text:p text:style-name="P37"><text:soft-page-break/><text:span text:style-name="T50">Она </text:span>молча, <text:span text:style-name="T50">не попытавшись смахнуть воду,</text:span> отвернулась и развернула крыло. <text:span text:style-name="T42">Где-то на половине длины второго сустава оно безжизненно свисало под неестественным углом.</text:span></text:p>
      <text:p text:style-name="P37">- <text:span text:style-name="T42">Если бы могла летать - не задержалась бы в гнезде Агамемнона… Сломала вчера на вираже, когда уходила от погони.</text:span></text:p>
      <text:p text:style-name="P37"/>
      <text:p text:style-name="P40">У меня пересохло в горле.</text:p>
      <text:p text:style-name="P40"><text:span text:style-name="T45">- </text:span><text:span text:style-name="T44">А как же..? </text:span><text:span text:style-name="T46">Ох… </text:span><text:span text:style-name="T44">- я хотел было спросить, </text:span><text:span text:style-name="T47">как она планировала уходить от Агамемнона</text:span><text:span text:style-name="T44">, но запнулся.</text:span></text:p>
      <text:p text:style-name="P41"/>
      <text:p text:style-name="P41">Иногда ты довольно туго соображаешь, <text:span text:style-name="T48">чувак</text:span>!</text:p>
      <text:p text:style-name="P41"/>
      <text:p text:style-name="P41">Я примирительно потрепал <text:span text:style-name="T48">пегаску по </text:span>голуб<text:span text:style-name="T49">ой</text:span> грив<text:span text:style-name="T48">е и неумело погладил по спине, стряхивая воду</text:span>.</text:p>
      <text:p text:style-name="P41">- Извини, <text:span text:style-name="T50">подруга</text:span>. <text:span text:style-name="T49">Я ступил.</text:span></text:p>
      <text:p text:style-name="P41"/>
      <text:p text:style-name="P43">Та повернулась и <text:span text:style-name="T49">по улыбке во всю ширину мордахи я понял, что прощён.</text:span></text:p>
      <text:p text:style-name="P37"/>
      <text:p text:style-name="P37">- <text:span text:style-name="T51">Друзья зовут меня Джет.</text:span></text:p>
      <text:p text:style-name="P37">- <text:span text:style-name="T51">Здорово, Джет! А меня зовут… Эмм…</text:span></text:p>
      <text:p text:style-name="P37"/>
      <text:p text:style-name="P44">Блин! Похоже, это ещё одна вещь, которую я не помню.</text:p>
      <text:p text:style-name="P37"/>
      <text:p text:style-name="P37">- <text:span text:style-name="T52">Называй меня… Эмм… Хуман! Хуман из рода Хомо Сапиенсов.</text:span></text:p>
      <text:p text:style-name="P37">- <text:span text:style-name="T52">Привет, Хуман! - пегаска с улыбкой зажала мою руку копытами и потрясла.</text:span></text:p>
      <text:p text:style-name="P37">- <text:span text:style-name="T52">Привет, Джет!</text:span></text:p>
      <text:p text:style-name="P37">- <text:span text:style-name="T52">Привет, красавчики!</text:span></text:p>
      <text:p text:style-name="P37"/>
      <text:p text:style-name="P37">…</text:p>
      <text:p text:style-name="P37"/>
      <text:p text:style-name="P45">Мы обернулись на голос и узрели с полдюжины коп<text:span text:style-name="T53">и</text:span>й, чуть ли не утыкающихся нам в носы.</text:p>
      <text:p text:style-name="P46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55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46"/>
      <text:p text:style-name="P47">- <text:span text:style-name="T56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47"><text:soft-page-break/></text:p>
      <text:p text:style-name="P51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48">В грудь Джет упиралось копьё крохотной поньки с гривой ёршиком.</text:p>
      <text:p text:style-name="P48"/>
      <text:p text:style-name="P48">- Хорошая попытка, - расплылась в ехидной улыбке малютка, - но устраивать засады нас учат с младенчества. <text:span text:style-name="T57">Крылатым этого не понять, правда?</text:span></text:p>
      <text:p text:style-name="P48"/>
      <text:p text:style-name="P49">Тут до меня дошло, что крыльев у этих оборванцев не наблюдается.</text:p>
      <text:p text:style-name="P49"/>
      <text:p text:style-name="P52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 - Не пытайтесь уйти, красавчики. Мы ведь можем и рассердиться. А когда мы сердимся, мы <text:span text:style-name="T23">связываем пленников</text:span>. <text:span text:style-name="T58">Ноги и крылья. Очень туго. </text:span>И тогда они уже не могут бежать. И сердить нас. <text:span text:style-name="T60">А к пегасам ещё приковываем гирю.</text:span> Всё просто, усекли? <text:span text:style-name="T59">И нам плевать, что у пегаски крыло гнётся в обе стороны</text:span>, - <text:span text:style-name="T58">о</text:span>на <text:span text:style-name="T59">насмешливо кивнула</text:span> Джет.</text:p>
      <text:p text:style-name="P52">Та мрачно стояла, сцепив зубы.</text:p>
      <text:p text:style-name="P49"/>
      <text:p text:style-name="P49">- За меня могут заплатить хороший выкуп, - наконец, произнесла она. - А Хуман ничего не помнит, ни кто он, ни откуда. Как жеребёнок. Его Агамемнон по голове треснул во время охоты. С него вы ничего не получите, лучше отпустите. Вы же не трогаете жеребят?</text:p>
      <text:p text:style-name="P49"/>
      <text:p text:style-name="P50">Её собеседница только хмыкнула.</text:p>
      <text:p text:style-name="P50"/>
      <text:p text:style-name="P50">- Хорош жеребёнок - <text:span text:style-name="T60">ягодицы, что у ломовика!</text:span> - она задумалась. <text:span text:style-name="T54">- Так. Пегаску – на кухню. А этого… красавчика – к Дейдре.</text:span></text:p>
      <text:p text:style-name="P45"/>
      <text:p text:style-name="P54">***</text:p>
      <text:p text:style-name="P53">- <text:span text:style-name="T61">Наше племя вырождается, Хуман, - объясняла мне Дейдра. - Нас мало. От близкородственных браков рождается всё меньше жеребцов и всё больше кобылок. И если бы только это!</text:span></text:p>
      <text:p text:style-name="P53"/>
      <text:p text:style-name="P58"><text:span text:style-name="T68">Розовогривая кобылка</text:span> вытащила зубами из-<text:span text:style-name="T62">за топчана</text:span> пузатую фляжку из тыквы <text:span text:style-name="T62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57"/>
      <text:p text:style-name="P55"><text:soft-page-break/>- <text:span text:style-name="T62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55"/>
      <text:p text:style-name="P59">Дейдра уныло свесила голову.</text:p>
      <text:p text:style-name="P59"/>
      <text:p text:style-name="P59">- Если бы ты знал, как меня это задолбало! <text:span text:style-name="T63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все скамьи, которые эти остолопы разбивают в соревновании!</text:span></text:p>
      <text:p text:style-name="P59"/>
      <text:p text:style-name="P60">Кобылка <text:span text:style-name="T69">вновь</text:span> сжала зубами горлышко и запрокинула бутылку. Послышалось долгое бульканье.</text:p>
      <text:p text:style-name="P55"/>
      <text:p text:style-name="P55">- <text:span text:style-name="T64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55"/>
      <text:p text:style-name="P61">Дейдра в напускном ужасе округлила глаза и покрутила возле виска копытом. Кудряшки <text:span text:style-name="T70">её</text:span> гривы стали подозрительно оттопыриваться в разные стороны.</text:p>
      <text:p text:style-name="P60"/>
      <text:p text:style-name="P60">- Хум, они полностью <text:span text:style-name="T65">бананулись</text:span> на жеребятах! Абсолютно и безвозвратно! <text:span text:style-name="T65">Мне страшно находиться рядом с ними! Я подозреваю, у них какой-то мозговой слизняк, который может перелезть и на меня.</text:span></text:p>
      <text:p text:style-name="P62"/>
      <text:p text:style-name="P62">Кобылка завела глаза, сложила губы бантиком и произнесла фальцетом:</text:p>
      <text:p text:style-name="P62"/>
      <text:p text:style-name="P63">- <text:span text:style-name="T66">Дейдра, </text:span>тебе <text:span text:style-name="T66">п</text:span>ора заиметь своего покакунчика-посисюнчика, надо исполнить своё предназначение, песчинки-то падают, всем нужен покакунчик, не быть тебе полноценной без посисюнчика…</text:p>
      <text:p text:style-name="P62"/>
      <text:p text:style-name="P62">Дейдра с чувством приложилась лбом о стол. Полупустая бутылка подпрыгнула и остановилась у самого края. <text:span text:style-name="T66">Я даже начал проникаться сочувствием к своей поработительнице.</text:span></text:p>
      <text:p text:style-name="P62"/>
      <text:p text:style-name="P60">- <text:span text:style-name="T66">Я лучше в пираты пойду, - пробормотала Дейдра с закрытыми глазами. - Сколочу команду, назову корабль “Хитрожопкой” и потом все племена на три дня галопа от Большой Воды будут говорить о Дейдре Твердолобой!.. А тебя, Хум, возьму к себе на корабль юнгой… Если будешь меня слушаться, то быстро станешь первым капитанским заместителем… А слушаться меня ты будешь, потому что я самая великая пи… Хр-р-р…</text:span></text:p>
      <text:p text:style-name="P60"/>
      <text:p text:style-name="P64"><text:soft-page-break/><text:span text:style-name="T67">Вместе с храпом изо рта великой пиратки вылетело три розовых пузыря. </text:span>Поняха явно перебрала с алкоголем.</text:p>
      <text:p text:style-name="P60"/>
      <text:p text:style-name="P55"/>
      <text:p text:style-name="P55"/>
      <text:p text:style-name="P55"/>
      <text:p text:style-name="P55">.</text:p>
      <text:p text:style-name="P55">.</text:p>
      <text:p text:style-name="P56">Пегасам повезло! Это было соседнее с нами племя – дочь их вождя заключила брак с вождём грифонов. </text:p>
      <text:p text:style-name="P56">Может, ты тоже вождь своего племени? Какой у вас талант? Может, вы можете магичить, как единороги?</text:p>
      <text:p text:style-name="P55">.</text:p>
      <text:p text:style-name="P55">.</text:p>
      <text:p text:style-name="P55">Я несмело улыбнулся ей.</text:p>
      <text:p text:style-name="P55">- Врядли… - начал было я…</text:p>
      <text:p text:style-name="P55">- Папа! ОН СОГЛАСЕН!!!</text:p>
      <text:p text:style-name="P53"/>
      <text:p text:style-name="P53"/>
      <text:p text:style-name="P53"><text:line-break/>&lt;Хум убегает от пони, т.к. они связали его ноги (как и обещали), но не догадались связать руки&gt;</text:p>
      <text:p text:style-name="P45"/>
      <text:p text:style-name="P45"/>
      <text:p text:style-name="P39"/>
      <text:p text:style-name="P36">***</text:p>
      <text:p text:style-name="P34"/>
      <text:p text:style-name="P35">- <text:span text:style-name="T40">Ты опять за своё! - крик Джет прямо в ухо перемешал все воспоминания. - Они уже совсем близко!!!</text:span></text:p>
      <text:p text:style-name="P35"/>
      <text:p text:style-name="P42">Я содрогнулся, вскочил с земли и машинально забросил мешок на плёчо.</text:p>
      <text:p text:style-name="P34"/>
      <text:p text:style-name="P34">- <text:span text:style-name="T43">Идём.</text:span></text:p>
      <text:p text:style-name="P34"/>
      <text:p text:style-name="P34"/>
      <text:p text:style-name="P30"/>
      <text:p text:style-name="P30"/>
      <text:p text:style-name="P30"/>
      <text:p text:style-name="P25"><text:soft-page-break/>&lt;Племя камнелобов встречает Хума и Джет у озера, куда те сваливаются после побега от Агамемнона. На самом деле Дейдра – очень красивая, нежная и умная кобыла, и она считает Хумана представителем народа минотавров – им нужен брак с минотаврами, чтобы вместе противостоять пегасам и единорогам&gt;</text:p>
      <text:p text:style-name="P22"/>
      <text:p text:style-name="P23">(<text:span text:style-name="T20">Джет</text:span> – единственная, кто помогает Хуману в этом времени. <text:span text:style-name="T26">За Хумом гонится ...</text:span>)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1-05T02:05:59.340674241</dc:date>
    <meta:editing-duration>P29DT8H27M24S</meta:editing-duration>
    <meta:editing-cycles>441</meta:editing-cycles>
    <meta:generator>LibreOffice/5.1.6.2$Linux_X86_64 LibreOffice_project/10m0$Build-2</meta:generator>
    <meta:document-statistic meta:table-count="0" meta:image-count="0" meta:object-count="0" meta:page-count="8" meta:paragraph-count="103" meta:word-count="1913" meta:character-count="12045" meta:non-whitespace-character-count="10205"/>
  </office:meta>
</office:document-meta>
</file>